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sFilter.isOutside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sFilter.ignorableWhitespace( char [ ] ch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sFilter.AnnotationsFilter( ContentHandler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sFilt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sFilter.startPrefixMapping( String prefix , String namespace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sFilter.skippe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sFilter.endElement( String namespaceURI , String localName , String q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sFilt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sFilter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sFilter.endPrefixMapping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sFilter.characters( char [ ] ch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sFilter.startElement( String namespaceURI , String localName , String qName , Attributes 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sFilt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